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161cm" fo:min-width="7.708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7.5cm"/>
    </style:style>
    <style:style style:name="gr3" style:family="graphic" style:parent-style-name="standard">
      <style:graphic-properties svg:stroke-color="#000000" draw:fill="none" draw:textarea-horizontal-align="justify" draw:textarea-vertical-align="top" draw:auto-grow-height="false" fo:min-height="2.814cm" fo:min-width="7.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814cm" fo:min-width="6.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6.5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6.771cm" fo:min-width="7.5cm"/>
    </style:style>
    <style:style style:name="gr7" style:family="graphic" style:parent-style-name="standard">
      <style:graphic-properties svg:stroke-color="#000000" draw:fill="none" draw:textarea-horizontal-align="justify" draw:textarea-vertical-align="top" draw:auto-grow-height="false" fo:min-height="0.75cm" fo:min-width="7.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773cm" fo:min-width="6.5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 draw:fill-gradient-name="Gradient_20_7" draw:fill-hatch-name="Hatch_20_1" draw:fill-image-name="Bitmape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PackageName" draw:style-name="gr1" draw:text-style-name="P2" draw:layer="layout" svg:width="9.8cm" svg:height="23.4cm" svg:x="2.1cm" svg:y="2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1"><text:span text:style-name="T1">C-DNS</text:span></text:p>
          <draw:enhanced-geometry svg:viewBox="0 0 1000 718" draw:text-areas="0 0 $0 $1" draw:type="NonPrimitive" draw:modifiers="837.540614846288 43.3008946386046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style-name="gr2" draw:text-style-name="P4" draw:layer="layout" svg:width="8cm" svg:height="1cm" svg:x="3cm" svg:y="3.936cm">
          <text:p text:style-name="P3"><text:span text:style-name="T2">File type identifi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3.064cm" svg:x="3cm" svg:y="5.336cm">
          <text:p text:style-name="P3"><text:span text:style-name="T2">Preambl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cm" svg:height="1.064cm" svg:x="4cm" svg:y="6.336cm">
          <text:p text:style-name="P3"><text:span text:style-name="T2">Format ver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cm" svg:x="4cm" svg:y="7.4cm">
          <text:p text:style-name="P3"><text:span text:style-name="T2">Block Parameter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8cm" svg:height="7.021cm" svg:x="2.969cm" svg:y="8.979cm">
          <text:p text:style-name="P3"><text:span text:style-name="T2">Data block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cm" svg:x="3.969cm" svg:y="9.979cm">
          <text:p text:style-name="P3"><text:span text:style-name="T2">Block preambl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cm" svg:x="3.969cm" svg:y="10.979cm">
          <text:p text:style-name="P3"><text:span text:style-name="T2">Block statistic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cm" svg:x="3.969cm" svg:y="11.979cm">
          <text:p text:style-name="P3"><text:span text:style-name="T2">Block t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cm" svg:x="3.969cm" svg:y="12.979cm">
          <text:p text:style-name="P3"><text:span text:style-name="T2">Query/Response data item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cm" svg:x="3.969cm" svg:y="13.979cm">
          <text:p text:style-name="P3"><text:span text:style-name="T2">Address/Event count data item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cm" svg:height="1cm" svg:x="3cm" svg:y="24cm">
          <text:p text:style-name="P3"><text:span text:style-name="T2">Further data blocks ...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7cm" svg:height="1.023cm" svg:x="3.97cm" svg:y="14.977cm">
          <text:p text:style-name="P3"><text:span text:style-name="T2">Malformed Message data items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4" draw:layer="layout" svg:width="8cm" svg:height="7.021cm" svg:x="2.976cm" svg:y="16.534cm">
            <text:p text:style-name="P3"><text:span text:style-name="T2">Data block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7cm" svg:height="1cm" svg:x="3.976cm" svg:y="17.534cm">
            <text:p text:style-name="P3"><text:span text:style-name="T2">Block preambl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7cm" svg:height="1cm" svg:x="3.976cm" svg:y="18.534cm">
            <text:p text:style-name="P3"><text:span text:style-name="T2">Block statistic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7cm" svg:height="1cm" svg:x="3.976cm" svg:y="19.534cm">
            <text:p text:style-name="P3"><text:span text:style-name="T2">Block table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7cm" svg:height="1cm" svg:x="3.976cm" svg:y="20.534cm">
            <text:p text:style-name="P3"><text:span text:style-name="T2">Query/Response data item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7cm" svg:height="1cm" svg:x="3.976cm" svg:y="21.534cm">
            <text:p text:style-name="P3"><text:span text:style-name="T2">Address/Event count data item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7cm" svg:height="1.023cm" svg:x="3.977cm" svg:y="22.532cm">
            <text:p text:style-name="P3"><text:span text:style-name="T2">Malformed Message data items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im Hague</meta:initial-creator>
    <meta:creation-date>2016-10-26T10:45:26.168833000</meta:creation-date>
    <dc:date>2018-02-19T18:46:29.808198552</dc:date>
    <meta:editing-duration>P4DT2H17M53S</meta:editing-duration>
    <meta:editing-cycles>8</meta:editing-cycles>
    <meta:generator>LibreOffice/6.0.1.1$MacOSX_X86_64 LibreOffice_project/60bfb1526849283ce2491346ed2aa51c465abfe6</meta:generator>
    <dc:creator>Jim Hague</dc:creator>
    <meta:document-statistic meta:object-count="21"/>
  </office:meta>
</office:document-meta>
</file>